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NZALES CCALLUCO, JUAN PAB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2803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ISPE GAMARRA, ANDRES WILI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153277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7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7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1598501</text:p>
          </table:table-cell>
          <table:table-cell table:style-name="Tabla2.A2" office:value-type="string">
            <text:p text:style-name="P7">17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03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